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SSSS<text:tab/>Latitude seconds correction (-3000 to 3000) in thousandths of seconds.</text:p>
      <text:p text:style-name="P17"/>
      <text:p text:style-name="P17">0xSSSS<text:tab/>Longitude seconds correction (-3000 to 3000) in thousandths of seconds.</text:p>
      <text:p text:style-name="P17"/>
      <text:p text:style-name="P17">0xAAAA<text:tab/>Altitude correction in 10ths of meters.</text:p>
      <text:p text:style-name="P17"/>
      <text:p text:style-name="P17">0xSS<text:tab/>Time of GPS fix (seconds only)</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999) Latitude. In thousandths of seconds.</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99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7"><text:tab/><text:tab/>0x52<text:tab/>Motor RPM</text:p>
      <text:p text:style-name="P17"/>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99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9999) Longitude.</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10<text:span text:style-name="T2">th</text:span> 's of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99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99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25T15:12:05</dc:date>
    <dc:language>en-CA</dc:language>
    <meta:editing-cycles>21</meta:editing-cycles>
    <meta:editing-duration>PT12H43M25S</meta:editing-duration>
    <meta:user-defined meta:name="Info 1"/>
    <meta:user-defined meta:name="Info 2"/>
    <meta:user-defined meta:name="Info 3"/>
    <meta:user-defined meta:name="Info 4"/>
    <meta:document-statistic meta:table-count="4" meta:image-count="0" meta:object-count="0" meta:page-count="9" meta:paragraph-count="223" meta:word-count="1128" meta:character-count="7021"/>
  </office:meta>
</office:document-meta>
</file>